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Portafolio.html</text:p>
      <text:p text:style-name="Normal">&lt;!DOCTYPE html&gt;</text:p>
      <text:p text:style-name="Normal">&lt;html lang="es"&gt;</text:p>
      <text:p text:style-name="Normal">&lt;head&gt;</text:p>
      <text:p text:style-name="Normal">    &lt;meta charset="UTF-8"&gt;</text:p>
      <text:p text:style-name="Normal">    &lt;meta name="viewport" content="width=device-width, initial-scale=1.0"&gt;</text:p>
      <text:p text:style-name="Normal">    &lt;title&gt;Portafolio&lt;/title&gt;</text:p>
      <text:p text:style-name="Normal">    &lt;link rel="stylesheet" href="styles.css"&gt;</text:p>
      <text:p text:style-name="Normal">&lt;/head&gt;</text:p>
      <text:p text:style-name="Normal">&lt;body&gt;</text:p>
      <text:p text:style-name="Normal">    &lt;nav&gt;</text:p>
      <text:p text:style-name="Normal">        &lt;a href="index.html"&gt;Inicio&lt;/a&gt;</text:p>
      <text:p text:style-name="Normal">        &lt;a href="portafolio.html" class="active"&gt;Portafolio&lt;/a&gt;</text:p>
      <text:p text:style-name="Normal">        &lt;a href="contacto.html"&gt;Contacto&lt;/a&gt;</text:p>
      <text:p text:style-name="Normal">    &lt;/nav&gt;</text:p>
      <text:p text:style-name="Normal">    &lt;div class="container"&gt;</text:p>
      <text:p text:style-name="Normal">        &lt;h1&gt;Nuestros espacios&lt;/h1&gt;</text:p>
      <text:p text:style-name="Normal">        &lt;div class="grid"&gt;</text:p>
      <text:p text:style-name="Normal">            &lt;img src="src/Cafeteria1.webp" alt=" Cafeteria1"&gt;</text:p>
      <text:p text:style-name="Normal">            &lt;p&gt;</text:p>
      <text:p text:style-name="Normal">            Espacios cómodos y prácticos donde te sentiras como en casa, con una atención personalizada y calida.</text:p>
      <text:p text:style-name="Normal">            &lt;/p&gt;</text:p>
      <text:p text:style-name="Normal">            &lt;img src="src/Tarea 2.webp" alt="Cafeteria2"&gt;</text:p>
      <text:p text:style-name="Normal">            &lt;p&gt;<text:s/></text:p>
      <text:p text:style-name="Normal">            Con una atención personalizada por nuestro gran equipo.</text:p>
      <text:p text:style-name="Normal">            &lt;/p&gt;</text:p>
      <text:p text:style-name="Normal">            &lt;img src="src/Tarea1.webp" alt="Cafeteria3"&gt;</text:p>
      <text:soft-page-break/>
      <text:p text:style-name="Normal">            &lt;p&gt;</text:p>
      <text:p text:style-name="Normal">            En espacios ideales con la tranquilidad necesaria no solo para disfrutar de nuestros servicios, sino que tambien es un espacio ideal para poder teletrabajar tranquilamente, con un Wifi potente para que no tengas que preocuparte de ello.</text:p>
      <text:p text:style-name="Normal">            &lt;/p&gt;</text:p>
      <text:p text:style-name="Normal">        &lt;/div&gt;</text:p>
      <text:p text:style-name="Normal">    &lt;/div&gt;</text:p>
      <text:p text:style-name="Normal">&lt;/body&gt;</text:p>
      <text:p text:style-name="Normal">&lt;footer&gt;</text:p>
      <text:p text:style-name="Normal">    &lt;p&gt;&amp;copy; 2025 Bruma &amp; Café. Todos los derechos reservados.&lt;/p&gt;</text:p>
      <text:p text:style-name="Normal">&lt;/footer&gt;</text:p>
      <text:p text:style-name="Normal">&lt;/html&g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ia villazón</meta:initial-creator>
    <dc:creator>maria villazón</dc:creator>
    <meta:creation-date>2025-03-11T14:43:00Z</meta:creation-date>
    <dc:date>2025-03-11T14:44:00Z</dc:date>
    <meta:template xlink:href="Normal" xlink:type="simple"/>
    <meta:editing-cycles>1</meta:editing-cycles>
    <meta:editing-duration>PT60S</meta:editing-duration>
    <meta:document-statistic meta:page-count="2" meta:paragraph-count="2" meta:word-count="207" meta:character-count="1345" meta:row-count="9" meta:non-whitespace-character-count="1140"/>
  </office:meta>
</office:document-meta>
</file>